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4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4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4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4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4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4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4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4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4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4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4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4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4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4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4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4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4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4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4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4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4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4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4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4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4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4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4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4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4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4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4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4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4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4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4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4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4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4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4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4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4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4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4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4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4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4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4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4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4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4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4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4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4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4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4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4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4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4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4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4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4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4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4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4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4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4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4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4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4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4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4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4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4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4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4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4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4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4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4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4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4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4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4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4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4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4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4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4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4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4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4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4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4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4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4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4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4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4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4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4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4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4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4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4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4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4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4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4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4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4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4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4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4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4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4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4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4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4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4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4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4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4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4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4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4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4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4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4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4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4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4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4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4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4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4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4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4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4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4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4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4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4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4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4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4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4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4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4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4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4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4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4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4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4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4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4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4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4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4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4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4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4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4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4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4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4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4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4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4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4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4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4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4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4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4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4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4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4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4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4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4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4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4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4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4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4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4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4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4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4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4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4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4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4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4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4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4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4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4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4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4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4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4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4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4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4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4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4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4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4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4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4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4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4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4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4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4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4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4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4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4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4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4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4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4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4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4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4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4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4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4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4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4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4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4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4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4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4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4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4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4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4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4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4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4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4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4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4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4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4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4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4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4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4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4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4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4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ox of documents</text:p>
          </table:table-cell>
          <table:table-cell/>
          <table:table-cell office:value-type="string" calcext:value-type="string">
            <text:p>begun-2016jul18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West End Drug application 2016 (erroneous date); previously stapled together (unstapled to scan)</text:p>
          </table:table-cell>
          <table:table-cell office:value-type="string" calcext:value-type="string">
            <text:p>packed-2016jul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Oversize, slightly clipped but I think no content miss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Plus one blank “hanging chad” (notebook paper) that tore off of (I swear, I was really gentle :( ) #10185/10186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9" calcext:value-type="float">
            <text:p>1015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4" calcext:value-type="float">
            <text:p>1016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1" calcext:value-type="float">
            <text:p>1017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5" calcext:value-type="float">
            <text:p>10175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string" calcext:value-type="string">
            <text:p>Docum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string" calcext:value-type="string">
            <text:p>Docum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string" calcext:value-type="string">
            <text:p>Docume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string" calcext:value-type="string">
            <text:p>Docume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5" calcext:value-type="float">
            <text:p>1018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9" calcext:value-type="float">
            <text:p>1018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0" calcext:value-type="float">
            <text:p>1019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26:24.396995459</meta:creation-date>
    <dc:date>2016-07-18T10:30:08.488600276</dc:date>
    <meta:editing-duration>PT2H3M22S</meta:editing-duration>
    <meta:editing-cycles>43</meta:editing-cycles>
    <meta:generator>LibreOffice/5.1.2.2.0$Linux_X86_64 LibreOffice_project/10m0$Build-2</meta:generator>
    <meta:document-statistic meta:table-count="1" meta:cell-count="10552" meta:object-count="0"/>
  </office:meta>
</office:document-meta>
</file>